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color="#666666" loext:opacity="100%" fo:font-style="italic" fo:font-weight="bold" officeooo:rsid="001e85b8" officeooo:paragraph-rsid="001e85b8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2224f7" officeooo:paragraph-rsid="002224f7" style:font-weight-asian="bold" style:font-weight-complex="bold"/>
    </style:style>
    <style:style style:name="P4" style:family="paragraph" style:parent-style-name="Standard">
      <style:text-properties officeooo:rsid="001f72f7" officeooo:paragraph-rsid="001f72f7"/>
    </style:style>
    <style:style style:name="P5" style:family="paragraph" style:parent-style-name="Standard">
      <style:text-properties officeooo:rsid="0021276c" officeooo:paragraph-rsid="0021276c"/>
    </style:style>
    <style:style style:name="P6" style:family="paragraph" style:parent-style-name="Standard">
      <style:text-properties officeooo:rsid="002224f7" officeooo:paragraph-rsid="002224f7"/>
    </style:style>
    <style:style style:name="P7" style:family="paragraph" style:parent-style-name="Standard">
      <style:text-properties fo:font-weight="normal" officeooo:rsid="00230881" officeooo:paragraph-rsid="00230881" style:font-weight-asian="normal" style:font-weight-complex="normal"/>
    </style:style>
    <style:style style:name="P8" style:family="paragraph" style:parent-style-name="Standard">
      <style:text-properties officeooo:rsid="0022a3b2" officeooo:paragraph-rsid="0022a3b2"/>
    </style:style>
    <style:style style:name="T1" style:family="text">
      <style:text-properties officeooo:rsid="0022a3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Recopila información técnica del PC con el que realizarás la prácticas.</text:p>
      <text:p text:style-name="Standard"/>
      <text:p text:style-name="P4">CPU: </text:p>
      <text:p text:style-name="P4">AMD Ryzen 7 4800HS, 8 nucleos, 16 hilos, frecuencia base 2,7Ghz, frecuencia turbo 4,0Ghz, cache L2 4096KB y L3 8192KB</text:p>
      <text:p text:style-name="P4"/>
      <text:p text:style-name="P5">RAM: 16GB LPDDR4 3200 MHZ</text:p>
      <text:p text:style-name="P5"/>
      <text:p text:style-name="P5">Disco duro: </text:p>
      <text:p text:style-name="P5">1TB wester digital black <text:span text:style-name="T1">M.2</text:span>, 3100MB/s de lectura y 1600MB/s de escritura</text:p>
      <text:p text:style-name="P5"/>
      <text:p text:style-name="P5">Tarjeta grafica: NVIDIA GTX 1660TI MAX-Q design</text:p>
      <text:p text:style-name="P5"/>
      <text:p text:style-name="P8">Conectividad de red: Intel wifi 6 y Ethernet Realtek PCIe </text:p>
      <text:p text:style-name="P5"/>
      <text:p text:style-name="P5">Puertos perifericos: </text:p>
      <text:p text:style-name="P5">3x USB 3.0</text:p>
      <text:p text:style-name="P5">1x ethernet</text:p>
      <text:p text:style-name="P5">1x USB Type-c</text:p>
      <text:p text:style-name="P5">1x Jack3.5mm </text:p>
      <text:p text:style-name="P5">Monitor 1080p tasa de 144hz</text:p>
      <text:p text:style-name="P5"/>
      <text:p text:style-name="P6">Sistema operativo: Windows 10 PRO</text:p>
      <text:p text:style-name="P6"/>
      <text:p text:style-name="P3">2. Accede a la BIOS del sistema. Indica qué parámetros son configurables en la BIOS de tu equipo.</text:p>
      <text:p text:style-name="P3"/>
      <text:p text:style-name="P7">, La prioridad del boot del OS, segure boot,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fo:font-style="italic" fo:font-weight="bold" officeooo:rsid="001e85b8" officeooo:paragraph-rsid="001e85b8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ctividad Extra<text:tab/><text:tab/>Adrián Fuentes Hernández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9T09:14:54.856000000</meta:creation-date>
    <dc:date>2021-10-19T10:30:40.385000000</dc:date>
    <meta:editing-duration>PT55M22S</meta:editing-duration>
    <meta:editing-cycles>5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8" meta:word-count="123" meta:character-count="722" meta:non-whitespace-character-count="610"/>
  </office:meta>
</office:document-meta>
</file>